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1"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2"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3"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4" style:family="paragraph" style:parent-style-name="Standard">
      <style:text-properties fo:font-size="12pt" fo:font-weight="bold" officeooo:rsid="0038e924" officeooo:paragraph-rsid="0038e924" style:font-size-asian="10.5pt" style:font-weight-asian="bold" style:font-size-complex="12pt" style:font-weight-complex="bold"/>
    </style:style>
    <style:style style:name="P35"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6"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37"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38"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39"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40"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41"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42"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43"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44"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45" style:family="paragraph" style:parent-style-name="Standard">
      <style:text-properties fo:font-size="12pt" fo:font-weight="normal" officeooo:rsid="00397885" officeooo:paragraph-rsid="00397885" style:font-size-asian="10.5pt" style:font-weight-asian="normal" style:font-size-complex="12pt" style:font-weight-complex="normal"/>
    </style:style>
    <style:style style:name="P46"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47"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48"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49"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50"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51"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52"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53"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54"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55"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56" style:family="paragraph" style:parent-style-name="Standard">
      <style:text-properties fo:font-size="12pt" fo:font-weight="normal" officeooo:rsid="00397885" officeooo:paragraph-rsid="00397885" style:font-size-asian="10.5pt" style:font-weight-asian="normal" style:font-size-complex="12pt" style:font-weight-complex="normal"/>
    </style:style>
    <style:style style:name="P57" style:family="paragraph" style:parent-style-name="Standard">
      <style:text-properties fo:font-size="12pt" fo:font-weight="normal" officeooo:rsid="00397885" officeooo:paragraph-rsid="0039f7a2" style:font-size-asian="10.5pt" style:font-weight-asian="normal" style:font-size-complex="12pt" style:font-weight-complex="normal"/>
    </style:style>
    <style:style style:name="P58"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59"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60" style:family="paragraph" style:parent-style-name="Standard" style:list-style-name="L3">
      <style:text-properties fo:font-size="12pt" fo:font-weight="normal" officeooo:rsid="003b4a68" officeooo:paragraph-rsid="003b4a68" style:font-size-asian="10.5pt" style:font-weight-asian="normal" style:font-size-complex="12pt" style:font-weight-complex="normal"/>
    </style:style>
    <style:style style:name="P61"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62"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63"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97885" style:font-weight-asian="normal" style:font-weight-complex="normal"/>
    </style:style>
    <style:style style:name="T9" style:family="text">
      <style:text-properties fo:font-weight="normal" officeooo:rsid="003a1cc4" style:font-weight-asian="normal" style:font-weight-complex="normal"/>
    </style:style>
    <style:style style:name="T10" style:family="text">
      <style:text-properties officeooo:rsid="002348ee"/>
    </style:style>
    <style:style style:name="T11" style:family="text">
      <style:text-properties officeooo:rsid="0025c808"/>
    </style:style>
    <style:style style:name="T12" style:family="text">
      <style:text-properties fo:font-weight="bold" style:font-weight-asian="bold" style:font-weight-complex="bold"/>
    </style:style>
    <style:style style:name="T13" style:family="text">
      <style:text-properties officeooo:rsid="0027bc8e"/>
    </style:style>
    <style:style style:name="T14" style:family="text">
      <style:text-properties style:text-position="super 58%" fo:font-weight="normal" style:font-weight-asian="normal" style:font-weight-complex="normal"/>
    </style:style>
    <style:style style:name="T15" style:family="text">
      <style:text-properties style:text-position="0% 100%" fo:font-weight="normal" style:font-weight-asian="normal" style:font-weight-complex="normal"/>
    </style:style>
    <style:style style:name="T16" style:family="text">
      <style:text-properties officeooo:rsid="0039f7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10">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11">Es. sensibilità tattile molto precisa sui polpastrelli, più grossolana sulla schiena.</text:span></text:p>
      <text:p text:style-name="P25"><text:span text:style-name="T12">Convergenza: </text:span>Se si disponessero i recettori lontani tra loro avremmo zone funzionalmente cieche, invece se si fanno convergere i segnali di più recettori su un numero minore di neuroni <text:span text:style-name="T13">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36">Non comparare troppo rigidamente l’occhio umano ad una macchina fotografica!</text:p>
      <text:p text:style-name="P36">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37">Alcuni animali hanno retine uniformi, ad esempio i topi, in questi animali i movimenti oculari sono molto ridotti rispetto all’uomo.</text:p>
      <text:p text:style-name="P30">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1">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1">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2"><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40">I coni non vanno in saturazione, i bastoncelli sì.</text:p>
      <text:p text:style-name="P40">Fattori che permettono un così ampio range di funzionamento:</text:p>
      <text:list text:style-name="L1">
        <text:list-item>
          <text:p text:style-name="P49"><text:span text:style-name="T1">Diametro pupillare: varia da 8 a 2 mm, fattore = 16, 1.2</text:span><text:span text:style-name="T14"> </text:span><text:span text:style-name="T15"><text:s/>ordini di grandezza.</text:span></text:p>
        </text:list-item>
        <text:list-item>
          <text:p text:style-name="P62">Presenza di recettori diversi: coni e bastoncelli (si pensa che i bastoncelli lavorino fino a circa 100 Cd/m^2, i coni lavorano da 10^-3 fino al limite massimo).</text:p>
        </text:list-item>
        <text:list-item>
          <text:p text:style-name="P63">Meccanismi biochimici di adattamento alla luce ed al buio.</text:p>
        </text:list-item>
        <text:list-item>
          <text:p text:style-name="P63">Meccanismi di adattamento sinaptico.</text:p>
        </text:list-item>
      </text:list>
      <text:p text:style-name="P46"/>
      <text:p text:style-name="P47">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47">L’assenza di bastoncelli nella fovea fa sì che la sensibilità alle sorgenti di luce deboli sia migliore nella visione periferica: di giorno dobbiamo scorrere lo sguardo, di notte no ma vediamo di meno al centro del campo visivo.</text:p>
      <text:p text:style-name="P47"/>
      <text:p text:style-name="P48">Origine filogenetica dei fotorecettori:</text:p>
      <text:p text:style-name="P38">Il fotorecettore ancestrale era con ogni probabilità un cono, le modificazioni dei bastoncelli sono frutto di specializzazioni successive. La formazione di nuovi dischi nei primi stadi è apparentemente uguale nel cono e nel bastoncello. </text:p>
      <text:p text:style-name="P38">Il versante sinaptico del cono è una struttura “a nastro” e forma contatti con molte cellule, per lo più neuroni bipolari.</text:p>
      <text:p text:style-name="P38">La sinapsi del bastoncello è molto più piccola e contatta meno cellule.</text:p>
      <text:p text:style-name="P39">Il segmento esterno del bastoncello è molto più grande rispetto a quello del cono, infatti non si vedono i segmenti esterni dei coni.</text:p>
      <text:p text:style-name="P39"><text:soft-page-break/>La retina periferica rappresenta la maggior parte della retina quindi quasi tutta la retina è in realtà costituita da segmenti esterni dei bastoncelli (conferiscono migliore visione notturna).</text:p>
      <text:p text:style-name="P39"/>
      <text:p text:style-name="P39">La captazione dei fotoni e l’amplificazione del segnale avvengono nel segmento esterno, il contatto sinaptico in quello interno. Per trasferire il segnale da un lato all’altro del neurone si usa il potenziale di membrana.</text:p>
      <text:p text:style-name="P39">Nel segmento esterno non ci sono canali ionici significativi, nel segmento tra segmento esterno ed il nucleo ci sono canali per il K+ <text:span text:style-name="T12">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39">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39"/>
      <text:p text:style-name="P39">Quando il potenziale supera la soglia nel bottone sinaptico entra calcio che fa rilasciare le vescicole di glutammato.</text:p>
      <text:p text:style-name="P39"/>
      <text:p text:style-name="P33">Pigmenti visivi: cromoforo + apoproteina</text:p>
      <text:p text:style-name="P41">Opsine: Recettori accoppiati a proteine G (trasducina). Formano legame covalente con residuo Lys 296 con gruppo prostetico derivato da vit. A (11-cis-retinale). Lo spettro di assorbimento è modulato dalla struttura della proteina.</text:p>
      <text:p text:style-name="P41">L’assorbimento di un fotone fa trasformare l’11-cis-retinale in retiale tutto-trans che induce cambiamento conformazionale nella proteina cromoforo e nell’opsina.</text:p>
      <text:p text:style-name="P41">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41">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41"/>
      <text:p text:style-name="P33">Come si fa a determinare la curva di tuning di un fotorecettore?</text:p>
      <text:p text:style-name="P41">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41">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43">In realtà secondo le leggi della percezione viste prima la sensibilità (e quindi la iperpolarizzazione) non scende mai a zero ma diventa molto piccola. </text:p>
      <text:p text:style-name="P43">Per misurare sensibilità molto piccole si può fissare un obiettivo di iperpolarizzazione e aumentare l’intensità luminosa fino ad ottenere l’iperpolarizzazione voluta.</text:p>
      <text:p text:style-name="P42"><text:soft-page-break/>Il numero di fotoni (intensità luminosa) necessario ad ottenere la stessa iperpolarizzazione varia enormemente al variare della lunghezza d’onda, per questo si rende necessario il grafico in scala logaritmica.</text:p>
      <text:p text:style-name="P44">Se spostiamo la lunghezza d’onda verso il rosso la sensibilità precipita verso valori infinitesimali, se invece ci spostiamo verso l’ultravioletto la sesnibilità cala poco. </text:p>
      <text:p text:style-name="P44"><text:span text:style-name="T12">Perchè allora non vediamo gli ultravioletti? </text:span>Perchè cornea e cristallino si presentano praticamente opachi nell’ultravioletto e li filtrano (ecco perché si danneggiano).</text:p>
      <text:p text:style-name="P44"/>
      <text:p text:style-name="P44">Il grafico che otteniamo in questo modo in realtà si “impenna” verso il rosso (aumentano i fotoni necessari per ottenere la stessa stimolazione). Come si ottiene allora il grafico bellino?</text:p>
      <text:list text:style-name="L2">
        <text:list-item>
          <text:p text:style-name="P53">Invertiamo il segno del logaritmo.</text:p>
        </text:list-item>
        <text:list-item>
          <text:p text:style-name="P53">Poniamo il valore (logaritmico) a cui si trova il picco a 0 (normalizziamo).</text:p>
        </text:list-item>
      </text:list>
      <text:p text:style-name="P44"/>
      <text:p text:style-name="P34">Esperimento di psicofisica</text:p>
      <text:p text:style-name="P54">Addestrare i topi che possono smettere di correre per andare a bere solo se ha visto un flash luminoso (l’abbeveratoio eroga acqua solo in seguito allo stimolo luminoso).</text:p>
      <text:p text:style-name="P34"><text:span text:style-name="T1">Misurare la soglia assoluta </text:span><text:span text:style-name="T8">della percezione di un disco luminoso</text:span><text:span text:style-name="T1">.</text:span></text:p>
      <text:p text:style-name="P55">È importante il diametro del disco per sapere che area di retina è stimolata dall’impulso luminoso. </text:p>
      <text:p text:style-name="P55">Con l’angolo solido sotteso dal disco, la sua intensità luminosa e la sua durata si può calcolare il numero di fotoni caduti su un’unità di superficie della retina del topo.</text:p>
      <text:p text:style-name="P34">La soglia assoluta per il topo (ma anche per l’umano <text:span text:style-name="T16">probabilmente</text:span>) si aggira intorno ai 50 fotoni per mm^2 <text:span text:style-name="T16">(???)</text:span>.</text:p>
      <text:p text:style-name="P45">I ricercatori proseguirono ad Analizzare il variare della soglia al variare della dimensione del disco.</text:p>
      <text:p text:style-name="P45">Esiste un diametro ottimale del disco che determina una soglia assoluta minore. <text:span text:style-name="T12">La soglia assoluta in realtà non è un numero fisso ma un valore che dipende da come è strutturato lo stimolo (in questo caso diametro del disco luminoso e durata dello stimolo).</text:span></text:p>
      <text:p text:style-name="P45">Al diametro ottimale la soglia da 50 scende a 20.</text:p>
      <text:p text:style-name="P45">Non tutti i fotoni vengono assorbiti, alcuni vengono assorbiti dall’epitelio pigmentato.</text:p>
      <text:p text:style-name="P57">20 fotoni arrivati si traducono in 12 rodopsine attivate.</text:p>
      <text:p text:style-name="P35"><text:span text:style-name="T8">L</text:span><text:span text:style-name="T1">o stimolo ottimale corrisponde ad un’area di retina sulla quale si trovano circa 3000 bastoncelli.</text:span></text:p>
      <text:p text:style-name="P35"><text:span text:style-name="T1">Data la probabilità infinitesimale che più di un fotone cada sullo stesso bastoncello si può assumere che quasi tutte le volte che il topo ha risposto ogni bastoncello attivato ha ricevuto un singolo fotone. </text:span>I bastoncelli possono rispondere ad un singolo fotone (sono arrivati al limite fisico dello stimolo).</text:p>
      <text:p text:style-name="P58">Grazie alle vie convergenti successive il sistema nervoso rileva lo stimolo quando si attivano almeno 12 rodopsine in un pool di 3000 bastoncelli.</text:p>
      <text:p text:style-name="P58"/>
      <text:p text:style-name="P58">Un’altra ricerca misurò la soglia minima del sistema visivo umano a 5-6 foto-isomerizzazioni.</text:p>
      <text:p text:style-name="P58"/>
      <text:p text:style-name="P35">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9">(non torna proprio tanto).</text:span></text:p>
      <text:p text:style-name="P35"><text:span text:style-name="T9"/></text:p>
      <text:p text:style-name="P51"><text:span text:style-name="T9">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51"><text:span text:style-name="T1"/></text:p>
      <text:p text:style-name="P51">Quale è l’iperpolarizzazione generata da un singolo fotone?</text:p>
      <text:p text:style-name="P59"><text:soft-page-break/>Non si può “sparare” un singolo fotone, si devono usare filtri attenuatori in modo da avere statisticamente la probabilità che un singolo fotone colpisca il recettore.</text:p>
      <text:p text:style-name="P59"/>
      <text:p text:style-name="P51">Catena fototrasduttiva del bastoncello</text:p>
      <text:list text:style-name="L3">
        <text:list-item>
          <text:p text:style-name="P60">Attivazione della rodopsina. Una singola rodopsina rimane attiva per un tempo medio di 36 ms. </text:p>
        </text:list-item>
        <text:list-item>
          <text:p text:style-name="P60">Attivazione delle proteine G: In media sembra che una singola rodopsina attivi 20 proteine G.</text:p>
        </text:list-item>
        <text:list-item>
          <text:p text:style-name="P60">Attivazione della fosfodiesterasi: Le proteine G si legano e disinibiscono la fosfodiesterasi che aumenta la sua attività catalitica degradando cGMP (presente in elevata concentrazione nel segmento esterno).</text:p>
        </text:list-item>
        <text:list-item>
          <text:p text:style-name="P60">Idrolisi della cGMP: Al buio si ha un equilibrio tra sintesi e degradazione, alla luce PDE ne degrada grandi quantità.</text:p>
        </text:list-item>
        <text:list-item>
          <text:p text:style-name="P60">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59">La chiusura di canali altera il potenziale come detto prima.</text:p>
      <text:p text:style-name="P59"/>
      <text:p text:style-name="P59">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59">In un bastoncello di anfibio (molto più grande) la risposta è molto più lenta (perché la stessa velocità delle reazioni in un volume maggiore impiega più tempo a produrre la stessa depolarizzazione).</text:p>
      <text:p text:style-name="P61">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61"/>
      <text:p text:style-name="P52">Elettroretinogramma(ERG)</text:p>
      <text:p text:style-name="P61">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61">Per flash deboli si ottiene solo un’onda positiva detta <text:span text:style-name="T12">onda b, </text:span>per flash più intensi la risposta è bifasica, si presenta prima un’<text:span text:style-name="T12">onda a</text:span> negativa e poi l’onda b positiva.</text:p>
      <text:p text:style-name="P61">L’onda a è dovuta ai fotorecettori ed alle loro correnti generate dalla catena trasduttiva, l’onda b è generata dalle cellule bipolari.</text:p>
      <text:p text:style-name="P61">Perchè con flash deboli si vede solo l’onda b? Perchè grazie alla grande convergenza le cellule bipolari si attivano già per stimolazioni sparse dei bastoncelli.</text:p>
      <text:p text:style-name="P61">ERG scotopico: studia solo i bastoncelli.</text:p>
      <text:p text:style-name="P61">ERG fotopico: studia i coni.</text:p>
      <text:p text:style-name="P61">L’andamento iniziale dell’onda a ha andamento parabolic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12T10:59:37.083386892</dc:date>
    <meta:editing-duration>PT6H1M57S</meta:editing-duration>
    <meta:editing-cycles>35</meta:editing-cycles>
    <meta:generator>LibreOffice/7.5.7.1$Linux_X86_64 LibreOffice_project/50$Build-1</meta:generator>
    <meta:document-statistic meta:table-count="0" meta:image-count="0" meta:object-count="0" meta:page-count="6" meta:paragraph-count="112" meta:word-count="3155" meta:character-count="20868" meta:non-whitespace-character-count="17827"/>
  </office:meta>
</office:document-meta>
</file>